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1" svg:font-family="Scheherazade" style:font-family-generic="system" style:font-pitch="variable"/>
  </office:font-face-decls>
  <office:automatic-styles>
    <style:style style:name="P1" style:family="paragraph" style:parent-style-name="Normal">
      <style:text-properties fo:font-weight="bold" style:font-weight-asian="bold" style:font-weight-complex="bold"/>
    </style:style>
    <style:style style:name="P2" style:family="paragraph" style:parent-style-name="NormalRTL">
      <style:text-properties fo:font-size="12pt" style:font-size-asian="12pt" style:font-size-complex="12pt"/>
    </style:style>
    <style:style style:name="P3" style:family="paragraph" style:parent-style-name="NormalRTL">
      <style:text-properties fo:font-size="12pt" fo:font-weight="bold" style:font-size-asian="12pt" style:font-weight-asian="bold" style:font-size-complex="12pt" style:font-weight-complex="bold"/>
    </style:style>
    <style:style style:name="P4" style:family="paragraph" style:parent-style-name="NormalRTL">
      <style:text-properties fo:font-weight="bold" style:font-weight-asian="bold" style:font-weight-complex="bold"/>
    </style:style>
    <style:style style:name="P5" style:family="paragraph" style:parent-style-name="NormalRTL">
      <style:text-properties fo:font-weight="bold" style:font-weight-asian="bold" style:font-name-complex="Scheherazade New1" style:font-weight-complex="bold"/>
    </style:style>
    <style:style style:name="P6" style:family="paragraph" style:parent-style-name="NormalRTL">
      <style:text-properties fo:font-size="14pt" fo:font-weight="bold" style:font-size-asian="14pt" style:font-weight-asian="bold" style:font-size-complex="14pt" style:font-weight-complex="bold"/>
    </style:style>
    <style:style style:name="P7" style:family="paragraph" style:parent-style-name="Heading_20_1" style:master-page-name="MP0">
      <style:paragraph-properties style:page-number="auto" fo:break-before="page"/>
    </style:style>
    <style:style style:name="P8" style:family="paragraph" style:parent-style-name="Heading_20_2">
      <style:text-properties officeooo:paragraph-rsid="0024f0b5"/>
    </style:style>
    <style:style style:name="P9" style:family="paragraph" style:parent-style-name="Heading_20_2">
      <style:text-properties fo:font-size="16pt" fo:font-weight="bold" style:font-size-asian="16pt" style:font-weight-asian="bold" style:font-size-complex="16pt"/>
    </style:style>
    <style:style style:name="P10" style:family="paragraph" style:parent-style-name="Heading_20_2">
      <style:text-properties officeooo:rsid="002774a2" officeooo:paragraph-rsid="002774a2"/>
    </style:style>
    <style:style style:name="P11" style:family="paragraph" style:parent-style-name="Heading_20_3">
      <style:paragraph-properties fo:text-align="start" style:justify-single-word="false" style:writing-mode="lr-tb"/>
    </style:style>
    <style:style style:name="P12" style:family="paragraph" style:parent-style-name="NormalRTL">
      <style:text-properties style:font-name-complex="Scheherazade New1"/>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64ea3" style:font-size-asian="8pt" style:font-weight-asian="bold" style:font-size-complex="8pt" style:font-weight-complex="bold"/>
    </style:style>
    <style:style style:name="T3" style:family="text">
      <style:text-properties officeooo:rsid="0024f0b5"/>
    </style:style>
    <style:style style:name="T4" style:family="text">
      <style:text-properties fo:font-weight="bold" style:font-weight-asian="bold" style:font-weight-complex="bold"/>
    </style:style>
    <style:style style:name="T5" style:family="text">
      <style:text-properties fo:font-weight="bold" style:font-weight-asian="bold" style:font-name-complex="Harmattan" style:font-weight-complex="bold"/>
    </style:style>
    <style:style style:name="T6" style:family="text">
      <style:text-properties style:font-name="Arial" fo:font-size="14pt" fo:font-weight="bold" officeooo:rsid="0031b614" style:font-name-asian="Arial" style:font-size-asian="14pt" style:font-weight-asian="bold" style:font-name-complex="Arial" style:font-size-complex="14pt" style:font-weight-complex="bold"/>
    </style:style>
    <style:style style:name="T7" style:family="text">
      <style:text-properties style:font-name="Arial" fo:font-size="14pt" fo:font-weight="bold" officeooo:rsid="0027e7fd" style:font-name-asian="Arial" style:font-size-asian="14pt" style:font-weight-asian="bold" style:font-name-complex="Arial" style:font-size-complex="1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Scheherazade <text:span text:style-name="T3">New</text:span> Type Sample</text:h>
      <text:h text:style-name="Heading_20_2" text:outline-level="2">Basic Latin:</text:h>
      <text:p text:style-name="Normal">Regular: ! " # $ % &amp; ' ( ) * + , - . / 0 1 2 3 4 5 6 7 8 9 : ; &lt; = &gt; ? @ A B C D E F G H I J K L M N O P Q R S T U V W X Y Z [ \ ] ^ _ ` a b c d e f g h i j k l m n o p q r s t u v w x y z { | } ~</text:p>
      <text:p text:style-name="P1">Bold: ! " # $ % &amp; ' ( ) * + , - . / 0 1 2 3 4 5 6 7 8 9 : ; &lt; = &gt; ? @ A B C D E F G H I J K L M N O P Q R S T U V W X Y Z [ \ ] ^ _ ` a b c d e f g h i j k l m n o p q r s t u v w x y z { | } ~</text:p>
      <text:h text:style-name="Heading_20_2" text:outline-level="2">Latin-1 Supplement:</text:h>
      <text:p text:style-name="Normal">Regular: <text:s text:c="2"/>¡ ¢ £ ¤ ¥ ¦ § ¨ © ª « ¬ ­ ® ¯ ° ± ² ³ ´ µ ¶ · ¸ ¹ º » ¼ ½ ¾ ¿ À Á Â Ã Ä Å Æ Ç È É Ê Ë Ì Í Î Ï Ñ Ò Ó Ô Õ Ö × Ø Ù Ú Û Ü Ý Þ ß à á â ã ä å æ ç è é ê ë ì í î ï ñ ò ó ô õ ö ÷ ø ù ú û ü ý þ ÿ </text:p>
      <text:p text:style-name="P1">Bold: <text:s text:c="2"/>¡ ¢ £ ¤ ¥ ¦ § ¨ © ª « ¬ ­ ® ¯ ° ± ² ³ ´ µ ¶ · ¸ ¹ º » ¼ ½ ¾ ¿ À Á Â Ã Ä Å Æ Ç È É Ê Ë Ì Í Î Ï Ñ Ò Ó Ô Õ Ö × Ø Ù Ú Û Ü Ý Þ ß à á â ã ä å æ ç è é ê ë ì í î ï ñ ò ó ô õ ö ÷ ø ù ú û ü ý þ ÿ</text:p>
      <text:h text:style-name="Heading_20_2" text:outline-level="2">Latin Extended-A:</text:h>
      <text:p text:style-name="Normal">Regular: ı Œ œ Š š Ÿ Ž ž</text:p>
      <text:p text:style-name="P1">Bold: ı Œ œ Š š Ÿ Ž ž</text:p>
      <text:h text:style-name="Heading_20_2" text:outline-level="2">Latin Extended-B:</text:h>
      <text:p text:style-name="Normal">Regular: ƒ</text:p>
      <text:p text:style-name="P1">Bold: ƒ </text:p>
      <text:h text:style-name="Heading_20_2" text:outline-level="2">Spacing Modifier Letters:</text:h>
      <text:p text:style-name="Normal">Regular: ˆ ˇ ˉ ː ˘ ˙ ˚ ˛ ˜ ˝</text:p>
      <text:p text:style-name="Normal"><text:span text:style-name="Default_20_Paragraph_20_Font"><text:span text:style-name="T4">Bold: ˆ ˇ ˉ ː ˘ ˙ ˚ ˛ ˜ ˝</text:span></text:span></text:p>
      <text:h text:style-name="P8" text:outline-level="2"><text:span text:style-name="T6">Combining Diacritical Marks</text:span>:</text:h>
      <text:p text:style-name="Normal">CGJ (U+034F)</text:p>
      <text:h text:style-name="P8" text:outline-level="2"><text:span text:style-name="T6">Greek and Cop</text:span><text:span text:style-name="T7">t</text:span><text:span text:style-name="T6">ic</text:span>:</text:h>
      <text:p text:style-name="Normal">Regular: π <text:line-break/><text:span text:style-name="Default_20_Paragraph_20_Font"><text:span text:style-name="T4">Bold: π</text:span></text:span></text:p>
      <text:h text:style-name="P8" text:outline-level="2"><text:soft-page-break/>General Punctuation:</text:h>
      <text:p text:style-name="Normal">Regular: ‐ ‑ ‒ – — ― ‘ ’ ‚ “ ” „ † ‡ • … ‰ ‹ › ⁄</text:p>
      <text:p text:style-name="P1">Bold: ‐ ‑ ‒ – — ― ‘ ’ ‚ “ ” „ † ‡ • … ‰ ‹ › ⁄</text:p>
      <text:h text:style-name="Heading_20_2" text:outline-level="2">Currency Symbols:</text:h>
      <text:p text:style-name="Normal">Regular: €</text:p>
      <text:p text:style-name="P1">Bold: €</text:p>
      <text:h text:style-name="P9" text:outline-level="2">Letterlike Symbols, Geometric Shapes, Mathematical Operators, Control Pictures:</text:h>
      <text:p text:style-name="Normal">Regular: ™ Ω ◌ ∂ ∆ ∏ ∑ √ ∞ ∫ ≈ ≠ ≤ ≥ ␣</text:p>
      <text:p text:style-name="P1">Bold: ™ Ω ◌ ∂ ∆ ∏ ∑ √ ∞ ∫ ≈ ≠ ≤ ≥ ␣</text:p>
      <text:h text:style-name="Heading_20_2" text:outline-level="2">Arabic:</text:h>
      <text:h text:style-name="Heading_20_3" text:outline-level="3">Regular:</text:h>
      <text:p text:style-name="NormalRTL"><text:span text:style-name="T8">؀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text:span> <text:span text:style-name="T8">ڲ ڳ ڴ ڵ ڶ ڷ ڸ ڹ ں ڻ ڼ ڽ ھ ڿ ۀ ہ ۂ ۃ ۄ ۅ ۆ ۇ ۈ ۉ ۊ ۋ ی ۍ ێ ۏ ې ۑ ے ۓ ۔ ە ◌ۖ ◌ۗ ◌ۘ ◌ۙ ◌ۚ ◌ۛ ◌ۜ ۝ ۞ ◌۟ ◌۠ ◌ۡ ◌ۢ ◌ۣ ◌ۤ ۥ ۦ ◌ۧ ◌ۨ ۩ ◌۪ ◌۫ ◌۬ ◌ۭ ۮ ۯ ۰ ۱ ۲ ۳ ۴ ۵ ۶ ۷ ۸ ۹ ۺ ۻ ۼ ۽ ۾ ۿ</text:span></text:p>
      <text:h text:style-name="P11" text:outline-level="3">Bold:</text:h>
      <text:p text:style-name="P3">؀ ؁ ؂ ؃ ؄ ؅ ؆ ؇ ؈ ؉ ؊ ؋ ، ؍ ؎ ؏ ◌ؐ ◌ؑ ◌ؒ ◌ؓ ◌ؔ ◌ؕ ◌ؖ ◌ؗ ◌ؘ ◌ؙ ◌ؚ ◌؛ ؜ ؞ ؟ ؠ ء آ أ ؤ إ ئ ا ب ة ت ث ج ح خ د ذ ر ز س ش ص ض ط ظ ع غ ػ ؼ ؽ ؾ ؿ ـ ف ق ك ل م ن ه و ى ي ً◌ ٌ◌ ◌ٍ ◌َ ◌ُ ◌ِ ◌ّ ◌ْ ◌ٓ ◌ٔ ◌ٕ ◌ٖ ◌ٗ ◌٘ ◌ٙ ◌ٚ ◌ٛ ◌ٜ ◌ٝ ◌ٞ ◌ٟ ٠ ١ ٢ ٣ ٤ ٥ ٦ ٧ ٨ ٩ ٪ ٫ ٬ ٭ ٮ ٯ ٰ ٱ ٲ ٳ ٴ ٵ ٶ ٷ ٸ ٹ ٺ ٻ ټ ٽ پ ٿ ڀ ځ ڂ ڃ ڄ څ چ ڇ ڈ ډ ڊ ڋ ڌ ڍ ڎ ڏ ڐ ڑ ڒ ړ ڔ ڕ ږ ڗ ژ ڙ ښ ڛ ڜ ڝ ڞ ڟ ڠ ڡ ڢ ڣ ڤ ڥ ڦ ڧ ڨ ک ڪ ګ ڬ ڭ ڮ گ ڰ ڱ ڲ ڳ ڴ ڵ ڶ ڷ ڸ ڹ ں ڻ ڼ ڽ ھ ڿ ۀ ہ ۂ ۃ ۄ ۅ ۆ ۇ ۈ ۉ ۊ ۋ ی ۍ ێ ۏ ې ۑ ے ۓ ۔ ە ◌ۖ ◌ۗ ◌ۘ ◌ۙ ◌ۚ ◌ۛ ◌ۜ ۝ ۞ ◌۟ ◌۠ ◌ۡ ◌ۢ ◌ۣ ◌ۤ ۥ ۦ ◌ۧ ◌ۨ ۩ ◌۪ ◌۫ ◌۬ ◌ۭ ۮ ۯ ۰ ۱ ۲ ۳ ۴ ۵ ۶ ۷ ۸ ۹ ۺ ۻ ۼ ۽ ۾ ۿ</text:p>
      <text:h text:style-name="Heading_20_2" text:outline-level="2"><text:soft-page-break/>Arabic Supplement:</text:h>
      <text:h text:style-name="Heading_20_3" text:outline-level="3">Regular:</text:h>
      <text:p text:style-name="NormalRTL">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3" text:outline-level="3">Bold:</text:h>
      <text:p text:style-name="P4">ݐ <text:s/>ݑ <text:s/>ݒ <text:s/>ݓ <text:s/>ݔ <text:s/>ݕ <text:s/>ݖ <text:s/>ݗ <text:s/>ݘ <text:s/>ݙ <text:s/>ݚ <text:s/>ݛ <text:s/>ݜ <text:s/>ݝ <text:s/>ݞ <text:s/>ݟ <text:s/>ݠ <text:s/>ݡ <text:s/>ݢ <text:s/>ݣ <text:s/>ݤ <text:s/>ݥ <text:s/>ݦ <text:s/>ݧ <text:s/>ݨ <text:s/>ݩ <text:s/>ݪ <text:s/>ݫ <text:s/>ݬ <text:s/>ݭ <text:s/>ݮ <text:s/>ݯ <text:s/>ݰ <text:s/>ݱ <text:s/>ݲ <text:s/>ݳ <text:s/>ݴ <text:s/>ݵ <text:s/>ݶ <text:s/>ݷ <text:s/>ݸ <text:s/>ݹ <text:s/>ݺ <text:s/>ݻ <text:s/>ݼ <text:s/>ݽ <text:s/>ݾ <text:s/>ݿ </text:p>
      <text:h text:style-name="Heading_20_2" text:outline-level="2">Arabic Extended-A:</text:h>
      <text:h text:style-name="Heading_20_3" text:outline-level="3">Regular:</text:h>
      <text:p text:style-name="NormalRTL">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3" text:outline-level="3">Bold:</text:h>
      <text:p text:style-name="P4">ࢠ ࢡ ࢢ ࢣ ࢤ ࢥ ࢦ ࢧ ࢨ ࢩ ࢪ ࢫ ࢬ ࢭ ࢮ ࢯ ࢰ ࢱ ࢲ ࢳ ࢴ ࢶ ࢷ ࢸ ࢹ ࢺ ࢻ ࢼ ࢽ ࢾ ࢿ ࣀ ࣁ ࣂ ࣃ ࣄ ࣅ ࣆ ࣇ <text:line-break/>◌࣓ ◌ࣔ ◌ࣕ ◌ࣖ ◌ࣗ ◌ࣘ ◌ࣙ ◌ࣚ <text:s text:c="2"/>◌ࣛ <text:s text:c="2"/>◌ࣜ <text:s text:c="2"/>◌ࣝ <text:s text:c="2"/>◌ࣞ <text:s text:c="2"/>◌ࣟ <text:s text:c="2"/>◌࣠◌࣡◌ࣣ <text:s/>◌ࣤ <text:s/>◌ࣥ ◌ࣦ ◌ࣧ ◌ࣨ ◌ࣩ ◌࣪ ◌࣫ ◌࣬ ◌࣭ ◌࣮ ◌࣯ ◌ࣰ ◌ࣱ ◌ࣲ ◌ࣳ ◌ࣴ ◌ࣵ ◌ࣶ ◌ࣷ ◌ࣸ ◌ࣹ ◌ࣺ ◌ࣻ ◌ࣼ ◌ࣽ ◌ࣾ ◌ࣿ </text:p>
      <text:h text:style-name="Heading_20_2" text:outline-level="2">Arabic Presentation Forms:</text:h>
      <text:h text:style-name="Heading_20_3" text:outline-level="3">Regular:</text:h>
      <text:p text:style-name="P12">﴾ ﴿ ﷲ ﷻ ﷼ <text:span text:style-name="T4">﷽</text:span></text:p>
      <text:h text:style-name="Heading_20_3" text:outline-level="3">Bold:</text:h>
      <text:p text:style-name="P5">﴾ ﴿ ﷲ ﷻ ﷼ ﷽</text:p>
      <text:h text:style-name="P10" text:outline-level="2">Private Use Area (PUA) Honorifics:</text:h>
      <text:p text:style-name="NormalRTL"></text:p>
      <text:h text:style-name="Heading_20_2" text:outline-level="2"><text:soft-page-break/>Arabic Shaping (some basic shapes):</text:h>
      <text:h text:style-name="Heading_20_3" text:outline-level="3">Regular:</text:h>
      <text:p text:style-name="P2">ع ععع ا ‍ا <text:s/>ب ببب ي ييي <text:s/>ن ننن ص صصص س سسس ے ‍ے د ‍د ف ففف ک ککک</text:p>
      <text:p text:style-name="P2">ج ججج ه ههه <text:s/>ل للل م ممم ق ققق ر ‍ر ط ططط و ‍و</text:p>
      <text:p text:style-name="NormalRTL"><text:span text:style-name="T8">۝1</text:span><text:span text:style-name="Default_20_Paragraph_20_Font"><text:span text:style-name="T8"> </text:span></text:span><text:span text:style-name="T8">۝12</text:span><text:span text:style-name="Default_20_Paragraph_20_Font"><text:span text:style-name="T8"> </text:span></text:span><text:span text:style-name="T8">۝123 ۝۱۝۲۝۳۴۵</text:span></text:p>
      <text:h text:style-name="Heading_20_3" text:outline-level="3">Bold:</text:h>
      <text:p text:style-name="P3">ع ععع ا ‍ا <text:s/>ب ببب ي ييي <text:s/>ن ننن ص صصص س سسس ے ‍ے د ‍د ف ففف ک ککک</text:p>
      <text:p text:style-name="P3">ج ججج ه ههه <text:s/>ل للل م ممم ق ققق ر ‍ر ط ططط و ‍و</text:p>
      <text:p text:style-name="NormalRTL"><text:span text:style-name="T9">۝1</text:span><text:span text:style-name="Default_20_Paragraph_20_Font"><text:span text:style-name="T9"> </text:span></text:span><text:span text:style-name="T9">۝12</text:span><text:span text:style-name="Default_20_Paragraph_20_Font"><text:span text:style-name="T9"> </text:span></text:span><text:span text:style-name="T9">۝123 ۝۱۝۲۝۳۴۵</text:span></text:p>
      <text:h text:style-name="Heading_20_1" text:outline-level="1">Arabic MSA UDHR #26:</text:h>
      <text:p text:style-name="P6"><text:s/>المادة 26</text:p>
      <text:p text:style-name="NormalRTL">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NormalRTL"/>
      <text:p text:style-name="NormalRTL">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NormalRTL"/>
      <text:p text:style-name="NormalRTL">للآباء الحق الأول في اختيار نوع تربية أولادهم.</text:p>
      <text:p text:style-name="NormalRT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inionPro-Regular" svg:font-family="MinionPro-Regular" style:font-family-generic="system"/>
    <style:font-face style:name="Harmattan" svg:font-family="Harmattan" style:font-pitch="variable"/>
    <style:font-face style:name="Scheherazade" svg:font-family="Scheherazade" style:font-pitch="variable"/>
    <style:font-face style:name="Scheherazade New1" svg:font-family="'Scheherazade New'" style:font-pitch="variable"/>
    <style:font-face style:name="Scheherazade New" svg:font-family="'Scheherazade New'"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1"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size="12pt" fo:font-weight="bold" style:font-weight-asian="bold" style:font-size-complex="12pt" style:font-weight-complex="bold"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line-height="0.222in" fo:hyphenation-ladder-count="no-limit"/>
      <style:text-properties style:font-name="Scheherazade New" fo:font-family="'Scheherazade New'" style:font-style-name="Regular" style:font-pitch="variable" fo:font-size="12pt" style:font-size-asian="14pt" style:font-name-complex="Scheherazade New" style:font-family-complex="'Scheherazade New'" style:font-style-name-complex="Regular" style:font-pitch-complex="variable" style:font-size-complex="12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loext:hyphenation-no-caps="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RTL" style:family="paragraph" style:parent-style-name="Normal">
      <style:paragraph-properties fo:line-height="115%" fo:text-align="end" style:justify-single-word="false" style:writing-mode="rl-tb"/>
      <style:text-properties fo:font-size="12pt" style:font-size-asian="16pt" style:font-size-complex="12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64ea3"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Scheherazade </text:span></text:span><text:span text:style-name="Default_20_Paragraph_20_Font"><text:span text:style-name="MT2">New</text:span></text:span><text:span text:style-name="Default_20_Paragraph_20_Font"><text:span text:style-name="MT1"> 2.</text:span></text:span><text:span text:style-name="Default_20_Paragraph_20_Font"><text:span text:style-name="MT2">2</text:span></text:span><text:span text:style-name="Default_20_Paragraph_20_Font"><text:span text:style-name="MT1">00<text:tab/></text:span></text:span><text:span text:style-name="Default_20_Paragraph_20_Font"><text:span text:style-name="MT1"><text:date style:data-style-name="N30" text:date-value="2020-07-30T18:57:03.706000274">7/30/20</text:date></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meta:creation-date>2009-04-16T11:32:00Z</meta:creation-date>
    <dc:date>2020-07-30T18:57:03.357000000</dc:date>
    <meta:print-date>2020-07-28T11:26:19.027000000</meta:print-date>
    <meta:editing-cycles>176</meta:editing-cycles>
    <meta:editing-duration>PT17H27M5S</meta:editing-duration>
    <meta:document-statistic meta:table-count="0" meta:image-count="0" meta:object-count="0" meta:page-count="4" meta:paragraph-count="66" meta:word-count="1563" meta:character-count="4161" meta:non-whitespace-character-count="2547"/>
    <meta:user-defined meta:name="Info 1"/>
    <meta:user-defined meta:name="Info 2"/>
    <meta:user-defined meta:name="Info 3"/>
    <meta:user-defined meta:name="Info 4"/>
    <meta:template xlink:type="simple" xlink:actuate="onRequest" xlink:title="" xlink:href="Normal.dotm"/>
  </office:meta>
</office:document-meta>
</file>